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305fe" officeooo:paragraph-rsid="002305fe"/>
    </style:style>
    <style:style style:name="P2" style:family="paragraph" style:parent-style-name="Standard">
      <style:text-properties officeooo:paragraph-rsid="002305fe"/>
    </style:style>
    <style:style style:name="P3" style:family="paragraph" style:parent-style-name="Standard">
      <style:text-properties officeooo:rsid="002664bb" officeooo:paragraph-rsid="002664bb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6pt" officeooo:rsid="0020aaae" style:font-size-asian="16pt" style:font-size-complex="16pt"/>
    </style:style>
    <style:style style:name="T3" style:family="text">
      <style:text-properties style:font-name="Times New Roman" fo:font-size="16pt" officeooo:rsid="002305fe" style:font-size-asian="16pt" style:font-size-complex="16pt"/>
    </style:style>
    <style:style style:name="T4" style:family="text">
      <style:text-properties style:font-name="Times New Roman" fo:font-size="16pt" officeooo:rsid="0024851a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</text:span><text:span text:style-name="T1">ist A: 6, 5, 1, 9, 1, 4</text:span></text:p>
      <text:p text:style-name="P1"><text:span text:style-name="T1">List B: 1, 4, 1, 9, 6, 5</text:span></text:p>
      <text:p text:style-name="P1"><text:span text:style-name="T1"/></text:p>
      <text:p text:style-name="P1"><text:span text:style-name="T1">Polynomial A: (x-6)(x-5)(x-1)(x-9)(x-1)(x-4)</text:span></text:p>
      <text:p text:style-name="P2"><text:span text:style-name="T3">Polynomial B: (x-1)(x-4)(x-1)(x-9)(x-6)(x-5)<text:line-break/></text:span></text:p>
      <text:p text:style-name="P1"><text:span text:style-name="T1">A and B has degree 6, so choose x in [1; 100*n]=[1; 600]. Let’s choose 20 and compute A-B:</text:span></text:p>
      <text:p text:style-name="P1"><text:span text:style-name="T1"/></text:p>
      <text:p text:style-name="P1"><text:span text:style-name="T1">(x-6)(x-5)(x-1)(x-9)(x-1)(x-4)-(x-1)(x-4)(x-1)(x-9)(x-6)(x-5)=(20-6)(20-5)(20-1)(20-9)(20-1)(20-4)-(20-1)(20-4)(20-1)(20-9)(20-6)(20-5)=14*15*19*11*19*16-19*16*19*11*14*15=13342560-13342560</text:span><text:span text:style-name="T4">=0</text:span></text:p>
      <text:p text:style-name="P1"><text:span text:style-name="T4"/></text:p>
      <text:p text:style-name="P3"><text:span text:style-name="T4">S</text:span><text:span text:style-name="T1">ince A-B = 0, A=B. So, the lists are the same after sorting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4-29T19:25:47.709000000</dc:date>
    <meta:editing-duration>PT38M47S</meta:editing-duration>
    <meta:editing-cycles>33</meta:editing-cycles>
    <meta:document-statistic meta:table-count="0" meta:image-count="0" meta:object-count="0" meta:page-count="1" meta:paragraph-count="7" meta:word-count="55" meta:character-count="479" meta:non-whitespace-character-count="430"/>
  </office:meta>
</office:document-meta>
</file>